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Título" style:family="paragraph">
      <style:paragraph-properties fo:text-align="center"/>
    </style:style>
    <style:style style:name="P3" style:parent-style-name="Título" style:family="paragraph">
      <style:paragraph-properties fo:text-align="center"/>
    </style:style>
    <style:style style:name="P4" style:parent-style-name="Título" style:family="paragraph">
      <style:paragraph-properties fo:text-align="center"/>
    </style:style>
    <style:style style:name="P5" style:parent-style-name="Título" style:family="paragraph">
      <style:paragraph-properties fo:text-align="center"/>
    </style:style>
    <style:style style:name="P6" style:parent-style-name="Título" style:family="paragraph">
      <style:paragraph-properties fo:text-align="center"/>
    </style:style>
    <style:style style:name="P7" style:parent-style-name="Título" style:family="paragraph">
      <style:paragraph-properties fo:text-align="center"/>
    </style:style>
    <style:style style:name="P8" style:parent-style-name="Título" style:family="paragraph">
      <style:paragraph-properties fo:break-before="page"/>
    </style:style>
    <style:style style:name="P9" style:parent-style-name="Normal" style:family="paragraph">
      <style:text-properties fo:font-weight="bold" style:font-weight-asian="bold" fo:font-size="14pt" style:font-size-asian="14pt"/>
    </style:style>
    <style:style style:name="P10" style:parent-style-name="Normal" style:family="paragraph">
      <style:paragraph-properties fo:margin-bottom="0in" fo:line-height="100%"/>
    </style:style>
    <style:style style:name="T11" style:parent-style-name="Fonteparág.padrão" style:family="text">
      <style:text-properties style:font-name="Times New Roman" fo:font-size="12pt" style:font-size-asian="12pt" style:font-size-complex="12pt" fo:language="en" fo:country="US"/>
    </style:style>
    <style:style style:name="P12" style:parent-style-name="Normal" style:family="paragraph">
      <style:text-properties fo:font-weight="bold" style:font-weight-asian="bold" fo:font-size="14pt" style:font-size-asian="14pt"/>
    </style:style>
    <style:style style:name="P13" style:parent-style-name="ParágrafodaLista" style:family="paragraph"/>
    <style:style style:name="P14" style:parent-style-name="ParágrafodaLista" style:family="paragraph"/>
    <style:style style:name="P15" style:parent-style-name="ParágrafodaLista" style:family="paragraph"/>
    <style:style style:name="P16" style:parent-style-name="Normal" style:family="paragraph">
      <style:text-properties fo:font-weight="bold" style:font-weight-asian="bold" fo:font-size="14pt" style:font-size-asian="14pt"/>
    </style:style>
    <style:style style:name="P17" style:parent-style-name="Normal" style:family="paragraph">
      <style:text-properties fo:font-weight="bold" style:font-weight-asian="bold"/>
    </style:style>
    <style:style style:name="P18" style:parent-style-name="ParágrafodaLista" style:family="paragraph"/>
    <style:style style:name="P19" style:parent-style-name="ParágrafodaLista" style:family="paragraph"/>
    <style:style style:name="P20" style:parent-style-name="ParágrafodaLista" style:family="paragraph"/>
    <style:style style:name="P21" style:parent-style-name="Normal" style:family="paragraph">
      <style:text-properties fo:font-weight="bold" style:font-weight-asian="bold" fo:font-size="14pt" style:font-size-asian="14pt"/>
    </style:style>
    <style:style style:name="P22" style:parent-style-name="Normal" style:family="paragraph">
      <style:paragraph-properties fo:text-align="center"/>
      <style:text-properties fo:font-style="italic" style:font-style-asian="italic"/>
    </style:style>
    <style:style style:name="P23" style:parent-style-name="Normal" style:family="paragraph">
      <style:text-properties fo:font-weight="bold" style:font-weight-asian="bold" fo:font-size="14pt" style:font-size-asian="14pt"/>
    </style:style>
    <style:style style:name="P24" style:parent-style-name="Normal" style:family="paragraph">
      <style:paragraph-properties fo:text-align="center"/>
    </style:style>
    <style:style style:name="T25" style:parent-style-name="Fonteparág.padrão" style:family="text">
      <style:text-properties fo:font-style="italic" style:font-style-asian="italic"/>
    </style:style>
    <style:style style:name="P26" style:parent-style-name="Normal" style:family="paragraph">
      <style:paragraph-properties fo:text-align="center"/>
    </style:style>
    <style:style style:name="T27" style:parent-style-name="Fonteparág.padrão" style:family="text">
      <style:text-properties fo:font-style="italic" style:font-style-asian="italic"/>
    </style:style>
    <style:style style:name="T28" style:parent-style-name="Fonteparág.padrão" style:family="text">
      <style:text-properties fo:font-style="italic" style:font-style-asian="italic"/>
    </style:style>
    <style:style style:name="T29" style:parent-style-name="Fonteparág.padrão" style:family="text">
      <style:text-properties fo:font-style="italic" style:font-style-asian="italic"/>
    </style:style>
    <style:style style:name="T30" style:parent-style-name="Fonteparág.padrão" style:family="text">
      <style:text-properties fo:font-style="italic" style:font-style-asian="italic"/>
    </style:style>
    <style:style style:name="P31" style:parent-style-name="Normal" style:family="paragraph">
      <style:text-properties fo:font-weight="bold" style:font-weight-asian="bold"/>
    </style:style>
    <style:style style:name="P32" style:parent-style-name="Normal" style:family="paragraph">
      <style:paragraph-properties fo:text-align="center"/>
      <style:text-properties fo:font-style="italic" style:font-style-asian="italic"/>
    </style:style>
    <style:style style:name="P33" style:parent-style-name="Normal" style:family="paragraph">
      <style:text-properties fo:font-weight="bold" style:font-weight-asian="bold"/>
    </style:style>
    <style:style style:name="P34" style:parent-style-name="ParágrafodaLista" style:family="paragraph"/>
    <style:style style:name="P35" style:parent-style-name="ParágrafodaLista" style:family="paragraph"/>
    <style:style style:name="P36" style:parent-style-name="ParágrafodaLista" style:family="paragraph"/>
    <style:style style:name="T37" style:parent-style-name="Fonteparág.padrão" style:family="text">
      <style:text-properties fo:font-style="italic" style:font-style-asian="italic"/>
    </style:style>
    <style:style style:name="P38" style:parent-style-name="Normal" style:family="paragraph">
      <style:paragraph-properties fo:text-align="center"/>
    </style:style>
    <style:style style:name="T39" style:parent-style-name="Fonteparág.padrão" style:family="text">
      <style:text-properties fo:font-style="italic" style:font-style-asian="italic"/>
    </style:style>
    <style:style style:name="T40" style:parent-style-name="Fonteparág.padrão" style:family="text">
      <style:text-properties fo:font-style="italic" style:font-style-asian="italic"/>
    </style:style>
    <style:style style:name="P41" style:parent-style-name="Normal" style:family="paragraph">
      <style:text-properties fo:font-weight="bold" style:font-weight-asian="bold"/>
    </style:style>
    <style:style style:name="P42" style:parent-style-name="ParágrafodaLista" style:family="paragraph"/>
    <style:style style:name="P43" style:parent-style-name="ParágrafodaLista" style:family="paragraph"/>
    <style:style style:name="T44" style:parent-style-name="Fonteparág.padrão" style:family="text">
      <style:text-properties fo:font-style="italic" style:font-style-asian="italic"/>
    </style:style>
    <style:style style:name="T45" style:parent-style-name="Fonteparág.padrão" style:family="text">
      <style:text-properties fo:font-style="italic" style:font-style-asian="italic"/>
    </style:style>
    <style:style style:name="T46" style:parent-style-name="Fonteparág.padrão" style:family="text">
      <style:text-properties fo:font-style="italic" style:font-style-asian="italic"/>
    </style:style>
    <style:style style:name="P47" style:parent-style-name="ParágrafodaLista" style:family="paragraph"/>
    <style:style style:name="P48" style:parent-style-name="Normal" style:family="paragraph">
      <style:paragraph-properties fo:break-before="page"/>
    </style:style>
    <style:style style:name="P49" style:parent-style-name="Normal" style:family="paragraph">
      <style:text-properties fo:font-weight="bold" style:font-weight-asian="bold" fo:font-size="14pt" style:font-size-asian="14pt"/>
    </style:style>
    <style:style style:name="P50" style:parent-style-name="Normal" style:family="paragraph">
      <style:text-properties fo:font-size="12pt" style:font-size-asian="12pt"/>
    </style:style>
    <style:style style:name="P51" style:parent-style-name="ParágrafodaLista" style:family="paragraph"/>
    <style:style style:name="T52" style:parent-style-name="Fonteparág.padrão" style:family="text">
      <style:text-properties fo:font-style="italic" style:font-style-asian="italic"/>
    </style:style>
    <style:style style:name="T53" style:parent-style-name="Fonteparág.padrão" style:family="text">
      <style:text-properties fo:font-size="10pt" style:font-size-asian="10pt"/>
    </style:style>
    <style:style style:name="P54" style:parent-style-name="ParágrafodaLista" style:family="paragraph"/>
    <style:style style:name="P55" style:parent-style-name="ParágrafodaLista" style:family="paragraph"/>
    <style:style style:name="P56" style:parent-style-name="ParágrafodaLista" style:family="paragraph"/>
    <style:style style:name="P57" style:parent-style-name="Normal" style:family="paragraph">
      <style:text-properties fo:font-size="12pt" style:font-size-asian="12pt"/>
    </style:style>
    <style:style style:name="P58" style:parent-style-name="ParágrafodaLista" style:family="paragraph"/>
    <style:style style:name="P59" style:parent-style-name="ParágrafodaLista" style:family="paragraph"/>
    <style:style style:name="P60" style:parent-style-name="ParágrafodaLista" style:family="paragraph"/>
    <style:style style:name="P61" style:parent-style-name="ParágrafodaLista" style:family="paragraph"/>
    <style:style style:name="P62" style:parent-style-name="ParágrafodaLista" style:family="paragraph"/>
    <style:style style:name="P63" style:parent-style-name="ParágrafodaLista" style:family="paragraph"/>
    <style:style style:name="P64" style:parent-style-name="Normal" style:family="paragraph">
      <style:text-properties fo:font-size="12pt" style:font-size-asian="12pt"/>
    </style:style>
    <style:style style:name="P65" style:parent-style-name="ParágrafodaLista" style:family="paragraph"/>
    <style:style style:name="P66" style:parent-style-name="ParágrafodaLista" style:family="paragraph"/>
    <style:style style:name="P67" style:parent-style-name="ParágrafodaLista" style:family="paragraph"/>
    <style:style style:name="P68" style:parent-style-name="ParágrafodaLista" style:family="paragraph"/>
    <style:style style:name="P69" style:parent-style-name="ParágrafodaLista" style:family="paragraph"/>
    <style:style style:name="P70" style:parent-style-name="ParágrafodaLista" style:family="paragraph"/>
    <style:style style:name="P71" style:parent-style-name="ParágrafodaLista" style:family="paragraph"/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Introdução ao git para o desenvolvimento do jogo: John and the Easy Chemistry</text:p>
      <text:p text:style-name="P8"/>
      <text:p text:style-name="P9">Introdução</text:p>
      <text:p text:style-name="P10">Este documento tem como objetivo orientar os alunos a utilização do repositório como<text:s/>ferramenta para o desenvolvimento do jogo<text:s/><text:span text:style-name="T11">John and the Easy Chemistry. Aqui teremos apenas os passos básicos para fazer o mínimo e algumas dicas bem úteis;</text:span></text:p>
      <text:p text:style-name="Normal"/>
      <text:p text:style-name="Normal"/>
      <text:p text:style-name="P12">Conceitos iniciais</text:p>
      <text:list text:style-name="LFO1" text:continue-numbering="true">
        <text:list-item>
          <text:p text:style-name="P13">Git: Criado por Linus Torvalds para o kernel do Linux, é um sistema de controles de versão, utilizado em todo mundo e considerado o mais popular entre desenvolvedores de software.<text:s/></text:p>
        </text:list-item>
        <text:list-item>
          <text:p text:style-name="P14">Repositório: estrutura de dados que contém todas as informações do projeto. Nele são guardadas as informações dos históricos de versões, links para outros<text:s/>repositórios remotos e outras informações para o controle do mesmo.</text:p>
        </text:list-item>
        <text:list-item>
          <text:p text:style-name="P15">GitHub: Portal de hospedagem de repositórios git.<text:s/></text:p>
        </text:list-item>
      </text:list>
      <text:p text:style-name="Normal"/>
      <text:p text:style-name="P16">Repositório Público</text:p>
      <text:p text:style-name="Normal">O repositório do projeto se encontra no link:<text:s/><text:a xlink:href="https://github.com/fatecsaocaetano/john_and_the_easy_chemistry" office:target-frame-name="_top" xlink:show="replace"><text:span text:style-name="Hyperlink">https://github.com/fatecsaocaetano/john_and_the_easy_chemistry</text:span></text:a></text:p>
      <text:p text:style-name="Normal"/>
      <text:p text:style-name="P17">Antes de começar:</text:p>
      <text:list text:style-name="LFO2" text:continue-numbering="true">
        <text:list-item>
          <text:p text:style-name="P18">Baixe e instale o software do git da página<text:s/><text:a xlink:href="https://git-scm.com/" office:target-frame-name="_top" xlink:show="replace"><text:span text:style-name="Hyperlink">https://git-scm.com/</text:span></text:a>.</text:p>
        </text:list-item>
        <text:list-item>
          <text:p text:style-name="P19">(Opcional) Recomendo fortemente que, mesmo sem experiência<text:s/>inicial, insista e aprenda a utilizar o git através da linha de comando. A curva de aprendizagem é grande, mas em médio prazo isso não apenas te dará uma ótima experiência para ser um desenvolvedor melhor, como te permitirá o total controle sobre a manipulação do repositório. De qualquer forma há alternativas para a utilização por interface gráfica que não abordaremos neste documento. A ferramenta mais popular pode ser encontrada no link<text:s/><text:a xlink:href="https://tortoisegit.org/" office:target-frame-name="_top" xlink:show="replace"><text:span text:style-name="Hyperlink">https://tortoisegit.org/</text:span></text:a>.</text:p>
        </text:list-item>
        <text:list-item>
          <text:p text:style-name="P20">Apesar de não ser necessário para clonar o projeto, para contribuir é imperativo o cadastro no<text:s/><text:a xlink:href="https://github.com/" office:target-frame-name="_top" xlink:show="replace"><text:span text:style-name="Hyperlink">https://github.com/</text:span></text:a>, assim como pedir para fazer parte da organização<text:s/><text:a xlink:href="https://github.com/fatecsaocaetano" office:target-frame-name="_top" xlink:show="replace"><text:span text:style-name="Hyperlink">http</text:span><text:span text:style-name="Hyperlink">s://github.com/fatecsaocaetano</text:span></text:a>. Informe-se com o coordenador do seu curso para como proceder.</text:p>
        </text:list-item>
      </text:list>
      <text:p text:style-name="Normal"/>
      <text:p text:style-name="P21">Baixando o projeto</text:p>
      <text:soft-page-break/>
      <text:p text:style-name="Normal">Pela linha de comando do git, vá ao diretório onde ficara a pasta do projeto e insira o comando:</text:p>
      <text:p text:style-name="P22">git clone https://github.com/fatecsaocaetano/john_and_the_easy_chemistry.git</text:p>
      <text:p text:style-name="Normal">Se tudo funcionar corretamente um novo diretório será criado com todos os arquivos necessários para começar o desenvolvimento!</text:p>
      <text:p text:style-name="P23">Salvando suas alterações</text:p>
      <text:p text:style-name="Normal">Após alterar, salvar e TESTAR seu código, pela interface de comando entre no diretório do projeto e digite:</text:p>
      <text:p text:style-name="P24"><text:span text:style-name="T25">git status</text:span></text:p>
      <text:p text:style-name="Normal">Serão listados todos os arquivos modificados, revise-os, e se ok, adicione cada um dos arquivos que desejar com o comando:</text:p>
      <text:p text:style-name="P26"><text:span text:style-name="T27">git add &lt;caminho/nome_do_arquivo&gt;</text:span></text:p>
      <text:p text:style-name="Normal">A próxima vez que rodar<text:s/><text:span text:style-name="T28">git status</text:span>, uma nova lista<text:s/><text:span text:style-name="T29">staged</text:span><text:s/>vai aparecer. Essa lista são dos arquivos que você adicionou para salvar o estado, que só vai acontecer quando der o comando<text:s/><text:span text:style-name="T30">git commit -m “mensagem explicando o que foi feito”</text:span></text:p>
      <text:p text:style-name="Normal"/>
      <text:p text:style-name="P31">Subindo suas alterações para o repositório central</text:p>
      <text:p text:style-name="Normal">Uma vez que todo seu<text:s/>trabalho estiver testado e salvo, você provavelmente precisa compartilhar com os seus colegas; para tal basta entrar um comando:</text:p>
      <text:p text:style-name="P32">git push origin</text:p>
      <text:p text:style-name="P33">Baixando as alterações do repositório central</text:p>
      <text:p text:style-name="Normal">Quando trabalhando em time é normal que se divida as tarefas e que essas alterações sejam feitas de forma concomitante. Quando um colega te informar que ele subiu novas alterações recomendo o seguinte procedimento:</text:p>
      <text:list text:style-name="LFO3" text:continue-numbering="true">
        <text:list-item>
          <text:p text:style-name="P34">Termine o que você está fazendo! Adicionar mudanças ao código sem antes concluir as suas pode causar grandes dores de cabeça!</text:p>
        </text:list-item>
        <text:list-item>
          <text:p text:style-name="P35">Passe por todo o processo de commit. O git vai abortar qualquer operação que altere de forma automática seus arquivos que não estiveram salvos, portanto certifique-se de comitar tudo que deseja antes.</text:p>
        </text:list-item>
        <text:list-item>
          <text:p text:style-name="P36">Reverta para o estado anterior arquivos que você pode ter alterado mas não deseja salvar; isso pode ser feito pelo comando<text:s/><text:span text:style-name="T37">git commit &lt;caminho/nome_arquivo&gt;</text:span>.</text:p>
        </text:list-item>
      </text:list>
      <text:p text:style-name="Normal"/>
      <text:p text:style-name="Normal">Uma vez seguro que seu repositório está com tudo salvo entre o comando:</text:p>
      <text:p text:style-name="P38"><text:span text:style-name="T39">git pull</text:span></text:p>
      <text:soft-page-break/>
      <text:p text:style-name="Normal">Isso fará que o git busque todas as alterações que<text:s/>estão no repositório remoto e baixe-as para o seu. Em alguns casos pode dar conflito onde um arquivo foi alterado por você e pelos colegas, nesses casos recomendo estudar como funciona o processo de<text:s/><text:span text:style-name="T40">merge</text:span>.</text:p>
      <text:p text:style-name="Normal"/>
      <text:p text:style-name="Normal"/>
      <text:p text:style-name="P41">Dicas</text:p>
      <text:list text:style-name="LFO4" text:continue-numbering="true">
        <text:list-item>
          <text:p text:style-name="P42">Tente separar cada uma das suas modificações em pequenos passos funcionais. Idealmente cada commit será incremental e alto contido, nada de no mesmo commit salvar as alterações do menu e da física do jogo! Essas coisas não são relacionadas e não deveriam ser salvas no mesmo estágio.</text:p>
        </text:list-item>
        <text:list-item>
          <text:p text:style-name="P43">Estude e crie<text:s/><text:span text:style-name="T44">branches. Branches</text:span><text:s/>são uma ótima ferramenta do git que deveriam ser mais usadas. Vai criar uma nova mecânica? Crie um<text:s/><text:span text:style-name="T45">branch</text:span>, teste, submeta para os demais testarem e aprovarem. Só então faça o merge no<text:s/><text:span text:style-name="T46">master.</text:span></text:p>
        </text:list-item>
        <text:list-item>
          <text:p text:style-name="P47">Caso esqueça a opção -m do git commit, por<text:s/>padrão será o editor de textos VIM. Não tema! Para fechá-lo digite “:q!” (sem as aspas) e dê enter. Vale a pena pesquisar como usá-lo, é bem bacana.<text:s/></text:p>
        </text:list-item>
      </text:list>
      <text:p text:style-name="P48"/>
      <text:p text:style-name="P49">Lembrete de comandos</text:p>
      <text:p text:style-name="P50">Shell:</text:p>
      <text:list text:style-name="LFO5" text:continue-numbering="true">
        <text:list-item>
          <text:p text:style-name="P51">cd &lt;caminho&gt; : troca para o diretório indicado pelo<text:s/><text:span text:style-name="T52">caminho</text:span>. Exemplo: cd repositório/<text:span text:style-name="T53"><text:s/></text:span>john_and_the_easy_chemistry</text:p>
        </text:list-item>
        <text:list-item>
          <text:p text:style-name="P54">ls &lt;caminho&gt; : lista os arquivos e diretórios no caminho indicado. Se deixado em branco o caminho será por padrão o diretório atual.</text:p>
        </text:list-item>
        <text:list-item>
          <text:p text:style-name="P55">mkdir &lt;caminho/nome_dir&gt;: Cria um novo diretório. Exemplo: mkdir ./novo_dir</text:p>
        </text:list-item>
        <text:list-item>
          <text:p text:style-name="P56">rm &lt;caminho/nome_arquivo&gt;: Exclui o arquivo. Para que o comando funcione com diretórios completos utiliza com as opções -rf. Exemplo: rm -rf Src/testes</text:p>
        </text:list-item>
      </text:list>
      <text:p text:style-name="P57">Git:</text:p>
      <text:list text:style-name="LFO6" text:continue-numbering="true">
        <text:list-item>
          <text:p text:style-name="P58">git clone &lt;url_repositório&gt;: Copia um repositório remoto <text:s/>para o diretório local</text:p>
        </text:list-item>
        <text:list-item>
          <text:p text:style-name="P59">git status: Exibe o estado dos arquivos que estão diferentes desde o último commit</text:p>
        </text:list-item>
        <text:list-item>
          <text:p text:style-name="P60">git add &lt;caminho/nome_arquivo&gt;: Adiciona o arquivo para ser salvo no próximo commit</text:p>
        </text:list-item>
        <text:list-item>
          <text:p text:style-name="P61">git commit -m “mensagem”: Registra o novo estado dos arquivos.<text:s/></text:p>
        </text:list-item>
        <text:list-item>
          <text:p text:style-name="P62">git pull : Baixa as alterações do repositório remoto</text:p>
        </text:list-item>
        <text:list-item>
          <text:p text:style-name="P63">git push: Sobe para o repositório remoto as alterações “comitadas”.</text:p>
        </text:list-item>
      </text:list>
      <text:p text:style-name="P64">VIM:</text:p>
      <text:list text:style-name="LFO7" text:continue-numbering="true">
        <text:list-item>
          <text:p text:style-name="P65">:q! : fecha o arquivo sem salvar as alterações</text:p>
        </text:list-item>
        <text:list-item>
          <text:p text:style-name="P66">i : Inicia o modo de inserção de texto</text:p>
        </text:list-item>
        <text:list-item>
          <text:p text:style-name="P67">ESC : saí do modo de inserção ou visual para seu estado neutro de comandos.</text:p>
        </text:list-item>
        <text:list-item>
          <text:p text:style-name="P68">:w : salva as<text:s/>alterações no arquivo</text:p>
        </text:list-item>
        <text:list-item>
          <text:p text:style-name="P69">u : equivalente ao ctrl+z dos demais editores</text:p>
        </text:list-item>
        <text:list-item>
          <text:p text:style-name="P70">:wq : Salva o arquivo e o fecha</text:p>
        </text:list-item>
        <text:list-item>
          <text:p text:style-name="P71">:q : Fecha o arquivo. Se houver modificações não salvas ele não permitirá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808080" fo:background-color="#E6E6E6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s Saldanha de Gama Pina</meta:initial-creator>
    <dc:creator>Lucas Saldanha de Gama Pina</dc:creator>
    <meta:creation-date>2017-12-07T12:57:00Z</meta:creation-date>
    <dc:date>2017-12-07T17:58:00Z</dc:date>
    <meta:template xlink:href="Normal.dotm" xlink:type="simple"/>
    <meta:editing-cycles>3</meta:editing-cycles>
    <meta:editing-duration>PT17760S</meta:editing-duration>
    <meta:document-statistic meta:page-count="5" meta:paragraph-count="12" meta:word-count="974" meta:character-count="6223" meta:row-count="43" meta:non-whitespace-character-count="5261"/>
  </office:meta>
</office:document-meta>
</file>